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24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2152" calcext:value-type="float">
            <text:p>225.5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24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5576" calcext:value-type="float">
            <text:p>225.1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24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0232" calcext:value-type="float">
            <text:p>224.3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24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3384" calcext:value-type="float">
            <text:p>225.0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23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33864" calcext:value-type="float">
            <text:p>225.3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23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7768" calcext:value-type="float">
            <text:p>225.2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23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0092" calcext:value-type="float">
            <text:p>226.0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23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76536" calcext:value-type="float">
            <text:p>225.7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22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7044" calcext:value-type="float">
            <text:p>225.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22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3996" calcext:value-type="float">
            <text:p>225.3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22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2152" calcext:value-type="float">
            <text:p>225.5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22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72" calcext:value-type="float">
            <text:p>225.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21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79584" calcext:value-type="float">
            <text:p>225.7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21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7768" calcext:value-type="float">
            <text:p>225.2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21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33864" calcext:value-type="float">
            <text:p>225.3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20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30816" calcext:value-type="float">
            <text:p>225.3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20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6432" calcext:value-type="float">
            <text:p>225.0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20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72" calcext:value-type="float">
            <text:p>225.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20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7712" calcext:value-type="float">
            <text:p>226.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19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01504" calcext:value-type="float">
            <text:p>227.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19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01504" calcext:value-type="float">
            <text:p>227.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18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43008" calcext:value-type="float">
            <text:p>225.4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17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6376" calcext:value-type="float">
            <text:p>224.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16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46056" calcext:value-type="float">
            <text:p>225.4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15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2152" calcext:value-type="float">
            <text:p>225.5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14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5576" calcext:value-type="float">
            <text:p>225.1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13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2904" calcext:value-type="float">
            <text:p>224.7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12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51568" calcext:value-type="float">
            <text:p>224.5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11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01048" calcext:value-type="float">
            <text:p>221.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10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05848" calcext:value-type="float">
            <text:p>224.0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08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028" calcext:value-type="float">
            <text:p>224.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07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60128" calcext:value-type="float">
            <text:p>223.6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06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8944" calcext:value-type="float">
            <text:p>221.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05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90024" calcext:value-type="float">
            <text:p>222.9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04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1804" calcext:value-type="float">
            <text:p>224.1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03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2508" calcext:value-type="float">
            <text:p>223.52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02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3448" calcext:value-type="float">
            <text:p>222.5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2001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22968" calcext:value-type="float">
            <text:p>222.2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1999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1424" calcext:value-type="float">
            <text:p>220.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1999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6184" calcext:value-type="float">
            <text:p>220.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1998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0464" calcext:value-type="float">
            <text:p>220.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1997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6184" calcext:value-type="float">
            <text:p>220.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1996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3408" calcext:value-type="float">
            <text:p>219.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1994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416" calcext:value-type="float">
            <text:p>218.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312111532001</text:p>
          </table:table-cell>
          <table:table-cell office:value-type="string" calcext:value-type="string">
            <text:p>1994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20632" calcext:value-type="float">
            <text:p>218.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